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fo:padding="0in" fo:border="none"/>
      <style:text-properties loext:padding="0in" loext:border="none"/>
    </style:style>
    <style:style style:name="P2" style:family="paragraph" style:parent-style-name="Text_20_body" style:list-style-name="L1">
      <style:paragraph-properties fo:margin-left="0in" fo:margin-right="0in" fo:margin-top="0in" fo:margin-bottom="0in" loext:contextual-spacing="false" fo:text-indent="0in" style:auto-text-indent="false" fo:padding="0in" fo:border="none"/>
      <style:text-properties loext:padding="0in" loext:border="none"/>
    </style:style>
    <style:style style:name="P3" style:family="paragraph" style:parent-style-name="Text_20_body" style:list-style-name="L2">
      <style:paragraph-properties fo:margin-left="0in" fo:margin-right="0in" fo:margin-top="0in" fo:margin-bottom="0in" loext:contextual-spacing="false" fo:text-indent="0in" style:auto-text-indent="false" fo:padding="0in" fo:border="none"/>
      <style:text-properties loext:padding="0in" loext:border="none"/>
    </style:style>
    <style:style style:name="P4" style:family="paragraph" style:parent-style-name="Text_20_body" style:list-style-name="L3">
      <style:paragraph-properties fo:margin-left="0in" fo:margin-right="0in" fo:margin-top="0in" fo:margin-bottom="0in" loext:contextual-spacing="false" fo:text-indent="0in" style:auto-text-indent="false" fo:padding="0in" fo:border="none"/>
      <style:text-properties loext:padding="0in" loext:border="none"/>
    </style:style>
    <style:style style:name="P5" style:family="paragraph" style:parent-style-name="Text_20_body" style:list-style-name="L4">
      <style:paragraph-properties fo:margin-left="0in" fo:margin-right="0in" fo:margin-top="0in" fo:margin-bottom="0in" loext:contextual-spacing="false" fo:text-indent="0in" style:auto-text-indent="false" fo:padding="0in" fo:border="none"/>
      <style:text-properties loext:padding="0in" loext:border="none"/>
    </style:style>
    <style:style style:name="P6" style:family="paragraph" style:parent-style-name="Text_20_body" style:list-style-name="L5">
      <style:paragraph-properties fo:margin-left="0in" fo:margin-right="0in" fo:margin-top="0in" fo:margin-bottom="0in" loext:contextual-spacing="false" fo:text-indent="0in" style:auto-text-indent="false" fo:padding="0in" fo:border="none"/>
      <style:text-properties loext:padding="0in" loext:border="none"/>
    </style:style>
    <style:style style:name="T1" style:family="text">
      <style:text-properties fo:language="en" fo:country="GB"/>
    </style:style>
    <style:style style:name="T2" style:family="text">
      <style:text-properties fo:language="en" fo:country="US"/>
    </style:style>
    <text:list-style style:name="L1">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4">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5969599" text:style-name="L1">
        <text:list-item>
          <text:p text:style-name="P2"><text:span text:style-name="T1">Booting the AI</text:span> </text:p>
        </text:list-item>
      </text:list>
      <text:p text:style-name="P1"><text:span text:style-name="T1">To start up the AI the 4 modules mentioned in “Building requirements” should be booted individually. Starting with the computer vision module, followed by the frontend, AI model and the io controller.</text:span> </text:p>
      <text:list xml:id="list361837097" text:style-name="L2">
        <text:list-item>
          <text:p text:style-name="P3"><text:span text:style-name="T1">Computer vision</text:span> </text:p>
        </text:list-item>
      </text:list>
      <text:p text:style-name="P1"><text:span text:style-name="T1">To start the computer vision module, navigate to its folder and execute following command:</text:span> </text:p>
      <text:p text:style-name="P1"><text:span text:style-name="T1">HTTP: python3 app.py</text:span> </text:p>
      <text:p text:style-name="P1"><text:span text:style-name="T1">HTTPS: uvicorn app:app --reload --port 4000 --host 0.0.0.0 --ssl-keyfile ./local.key --ssl-certfile ./local.crt</text:span> </text:p>
      <text:p text:style-name="P1"><text:span text:style-name="T1">This module is used to detect if a face is present in the given image. If a face is present in the image, it sends a cropped image of the detected face to the AI model, where the emotion will be detected.</text:span> </text:p>
      <text:list xml:id="list1488887100" text:style-name="L3">
        <text:list-item>
          <text:p text:style-name="P4"><text:span text:style-name="T1">Frontend</text:span> </text:p>
        </text:list-item>
      </text:list>
      <text:p text:style-name="P1"><text:span text:style-name="T1">When above module booted, the next one to start up is the frontend. This module can be booted by navigating to the folder “hdyft” in “digimad_frontend”. In this folder execute the following command to boot the frontend, this can take up to a few minutes on the Jetson Nano:</text:span> </text:p>
      <text:p text:style-name="P1"><text:span text:style-name="T1">HTTP: ng serve</text:span> </text:p>
      <text:p text:style-name="P1"><text:span text:style-name="T1">HTTPS: Sudo ng serve --host 0.0.0.0 --ssl --ssl-cert local.crt --ssl-key local.key</text:span> </text:p>
      <text:p text:style-name="P1"><text:span text:style-name="T1">Primarily the front-end is a graphical user interface (GUI) where the user can give in their wristband ID (ID of the beacon tracker). By doing this the tracker is linked to the emotions detected by the AI. This way, every time an emotion is detected it can be sent to the broker and the required stems can be lit up with the right colour. </text:span> </text:p>
      <text:p text:style-name="P1"><text:span text:style-name="T1">Secondarily, the front-end can be used by an admin to change and test a few things in the AI. New colours can be added to the database, the colours associated with each emotion can be changed. Also, a simulation to check if the AI is working correctly can be done here. To detect an emotion, another module needs to be booted.</text:span> </text:p>
      <text:p text:style-name="P1">Page Break </text:p>
      <text:list xml:id="list3421642805" text:style-name="L4">
        <text:list-item>
          <text:p text:style-name="P5"><text:span text:style-name="T1">AI model</text:span> </text:p>
        </text:list-item>
      </text:list>
      <text:p text:style-name="P1"><text:span text:style-name="T1">To boot the AI model, navigate to the respective folder and execute the command:</text:span> </text:p>
      <text:p text:style-name="P1"><text:span text:style-name="T1">HTTP: python3 predict.py</text:span> </text:p>
      <text:p text:style-name="P1"><text:span text:style-name="T1">HTTPS: uvicorn predict:app --reload --port 6969 --host 0.0.0.0 --ssl-keyfile ./local.key --ssl-certfile ./local.crt</text:span> </text:p>
      <text:p text:style-name="P1"><text:span text:style-name="T1">Please note that the AI model can only be booted when the MQTT broker is up, and the server is connected to the same Lan network.</text:span> </text:p>
      <text:p text:style-name="P1"><text:span text:style-name="T1">With the AI model booted the AI should be able to detect an emotion. When an emotion is detected, the respective colour is sent over MQTT to the broker, where it is computed further.</text:span> </text:p>
      <text:list xml:id="list2007754189" text:style-name="L5">
        <text:list-item>
          <text:p text:style-name="P6"><text:span text:style-name="T1">IO controller</text:span> </text:p>
        </text:list-item>
      </text:list>
      <text:p text:style-name="P1"><text:span text:style-name="T1">Finally, the IO controller should be booted, to do this use the following command:</text:span> </text:p>
      <text:p text:style-name="P1"><text:span text:style-name="T1">HTTP: uvicorn main:app</text:span> </text:p>
      <text:p text:style-name="P1"><text:span text:style-name="T1">HTTPS: </text:span><text:span text:style-name="T2">: </text:span><text:span text:style-name="T1">uvicorn main:app --reload --port 8000 --host 0.0.0.0</text:span> </text:p>
      <text:p text:style-name="P1"><text:span text:style-name="T1">The IO controller stands in for all the communication between the different modules.</text:span> </text:p>
      <text:p text:style-name="P1"><text:span text:style-name="T1">When each module has been started up, navigate to http(s)://localhost:4200/login and log in to the front-end.</text:span>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9T14:23:32.991134267</meta:creation-date>
    <dc:date>2021-05-19T14:23:56.903639949</dc:date>
    <meta:editing-duration>PT24S</meta:editing-duration>
    <meta:editing-cycles>1</meta:editing-cycles>
    <meta:document-statistic meta:table-count="0" meta:image-count="0" meta:object-count="0" meta:page-count="1" meta:paragraph-count="26" meta:word-count="469" meta:character-count="2651" meta:non-whitespace-character-count="2203"/>
    <meta:generator>LibreOffice/6.4.6.2$Linux_X86_64 LibreOffice_project/40$Build-2</meta:generator>
  </office:meta>
</office:document-meta>
</file>